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6f4" officeooo:paragraph-rsid="0002b6f4"/>
    </style:style>
    <style:style style:name="P2" style:family="paragraph" style:parent-style-name="Standard">
      <style:text-properties officeooo:paragraph-rsid="0002b6f4"/>
    </style:style>
    <style:style style:name="T1" style:family="text">
      <style:text-properties officeooo:rsid="0002b6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etch('http://localhost:8080/PracticeAjaxCall/textResult')</text:p>
      <text:p text:style-name="Standard">.then(data =&gt; {</text:p>
      <text:p text:style-name="Standard">return data.json();</text:p>
      <text:p text:style-name="Standard">})</text:p>
      <text:p text:style-name="Standard">.then(post =&gt; {</text:p>
      <text:p text:style-name="Standard">console.log(post);</text:p>
      <text:p text:style-name="Standard">});</text:p>
      <text:p text:style-name="Standard"/>
      <text:p text:style-name="Standard"/>
      <text:p text:style-name="Standard"/>
      <text:p text:style-name="P1">const formData2 = new FormData();</text:p>
      <text:p text:style-name="P1">formData2.append(‘text1’, ‘text1_value’);</text:p>
      <text:p text:style-name="P1">formData2.append(‘text2’, ‘text2_value’);</text:p>
      <text:p text:style-name="P1">formData2.append(‘text3’, ‘text3_value’);</text:p>
      <text:p text:style-name="P1">formData2.append(‘text4’, ‘text4_value’);</text:p>
      <text:p text:style-name="P1"/>
      <text:p text:style-name="P2">fetch('<text:a xlink:type="simple" xlink:href="http://localhost:8080/PracticeAjaxCall/textResult" text:style-name="Internet_20_link" text:visited-style-name="Visited_20_Internet_20_Link">http://localhost:8080/PracticeAjaxCall/textResult</text:a>', <text:span text:style-name="T1">{</text:span></text:p>
      <text:p text:style-name="P2"><text:tab/><text:span text:style-name="T1">method:’POST’,</text:span></text:p>
      <text:p text:style-name="P2"><text:tab/><text:span text:style-name="T1">body:formData2</text:span></text:p>
      <text:p text:style-name="P2"><text:span text:style-name="T1">}</text:span>)</text:p>
      <text:p text:style-name="P2">.then(data =&gt; {</text:p>
      <text:p text:style-name="P2">return data.json();</text:p>
      <text:p text:style-name="P2">})</text:p>
      <text:p text:style-name="P2">.then(post =&gt; {</text:p>
      <text:p text:style-name="P2">console.log(post);</text:p>
      <text:p text:style-name="P1">}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7:45:38.269076643</meta:creation-date>
    <dc:date>2022-08-17T18:07:09.843044900</dc:date>
    <meta:editing-duration>PT11M21S</meta:editing-duration>
    <meta:editing-cycles>1</meta:editing-cycles>
    <meta:document-statistic meta:table-count="0" meta:image-count="0" meta:object-count="0" meta:page-count="1" meta:paragraph-count="22" meta:word-count="41" meta:character-count="491" meta:non-whitespace-character-count="470"/>
    <meta:generator>LibreOffice/6.4.7.2$Linux_X86_64 LibreOffice_project/40$Build-2</meta:generator>
  </office:meta>
</office:document-meta>
</file>